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889cm" draw:shadow="hidden"/>
    </style:style>
    <style:style style:name="gr5" style:family="graphic" style:parent-style-name="standard">
      <style:graphic-properties draw:stroke="none" svg:stroke-color="#000000" draw:fill="none" draw:fill-color="#ffffff" fo:min-height="0.539cm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08cm"/>
    </style:style>
    <style:style style:name="gr10" style:family="graphic" style:parent-style-name="standard">
      <style:graphic-properties draw:stroke="none" svg:stroke-color="#000000" draw:fill="none" draw:fill-color="#ffffff" fo:min-height="0.309cm"/>
    </style:style>
    <style:style style:name="gr11" style:family="graphic" style:parent-style-name="standard">
      <style:graphic-properties draw:stroke="none" svg:stroke-color="#000000" draw:fill="none" draw:fill-color="#ffffff" fo:min-height="0.556cm" draw:shadow="hidden"/>
    </style:style>
    <style:style style:name="gr12" style:family="graphic" style:parent-style-name="standard">
      <style:graphic-properties draw:stroke="none" svg:stroke-color="#000000" draw:fill="none" draw:fill-color="#ffffff" fo:min-height="0.556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fo:font-size="14pt" style:text-underline-style="none" style:font-size-asian="14pt" style:font-size-complex="14pt"/>
    </style:style>
    <style:style style:name="P6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91cm" svg:height="2.413cm" svg:x="2.27cm" svg:y="2.904cm">
          <text:p text:style-name="P1"><text:span text:style-name="T1">Condición</text:span></text:p>
          <text:p text:style-name="P1"><text:span text:style-name="T1">a evalu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0.635cm" svg:height="0.762cm" svg:x="4.047cm" svg:y="9.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889cm" svg:height="0.635cm" svg:x="3.921cm" svg:y="1.38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3" draw:id="id3" draw:layer="layout" svg:width="3.429cm" svg:height="1.652cm" svg:x="2.651cm" svg:y="6.46cm">
          <text:p text:style-name="P1"><text:span text:style-name="T1">Sentencia</text:span></text:p>
          <text:p text:style-name="P1"><text:span text:style-name="T1">Simple o </text:span></text:p>
          <text:p text:style-name="P1"><text:span text:style-name="T1">compue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365cm" svg:y1="2.02cm" svg:x2="4.366cm" svg:y2="2.904cm" draw:start-shape="id1" draw:start-glue-point="8" draw:end-shape="id2" draw:end-glue-point="4" svg:d="M4365 2020l1 884" svg:viewBox="0 0 2 885">
          <text:p/>
        </draw:connector>
        <draw:connector draw:style-name="gr3" draw:text-style-name="P1" draw:layer="layout" draw:type="line" svg:x1="4.366cm" svg:y1="5.317cm" svg:x2="4.365cm" svg:y2="6.46cm" draw:start-shape="id2" draw:start-glue-point="6" draw:end-shape="id3" draw:end-glue-point="0" svg:d="M4366 5317l-1 1143" svg:viewBox="0 0 2 1144">
          <text:p/>
        </draw:connector>
        <draw:connector draw:style-name="gr3" draw:text-style-name="P1" xml:id="id5" draw:id="id5" draw:layer="layout" draw:type="line" svg:x1="4.365cm" svg:y1="8.112cm" svg:x2="4.366cm" svg:y2="9.89cm" draw:start-shape="id3" draw:start-glue-point="2" draw:end-shape="id4" draw:end-glue-point="4" svg:d="M4365 8112l1 1778" svg:viewBox="0 0 2 1779">
          <text:p/>
        </draw:connector>
        <draw:connector draw:style-name="gr3" draw:text-style-name="P1" draw:layer="layout" svg:x1="2.27cm" svg:y1="4.111cm" svg:x2="4.365cm" svg:y2="9.001cm" draw:start-shape="id2" draw:start-glue-point="5" draw:end-shape="id5" draw:end-glue-point="0" svg:d="M2270 4111h-502v4890h2597" svg:viewBox="0 0 2598 4891">
          <text:p/>
        </draw:connector>
        <draw:frame draw:style-name="gr4" draw:text-style-name="P2" draw:layer="layout" svg:width="2.921cm" svg:height="1.139cm" svg:x="5.191cm" svg:y="5.321cm">
          <draw:text-box>
            <text:p><text:span text:style-name="T1">Verdarero</text:span></text:p>
          </draw:text-box>
        </draw:frame>
        <draw:frame draw:style-name="gr4" draw:text-style-name="P2" draw:layer="layout" svg:width="2.921cm" svg:height="1.139cm" svg:x="1cm" svg:y="3.289cm">
          <draw:text-box>
            <text:p><text:span text:style-name="T1">Falso</text:span></text:p>
          </draw:text-box>
        </draw:frame>
        <draw:frame draw:style-name="gr4" draw:text-style-name="P2" draw:layer="layout" svg:width="3.683cm" svg:height="1.139cm" svg:x="4.429cm" svg:y="1.893cm">
          <draw:text-box>
            <text:p><text:span text:style-name="T1">Inicio/Entrada</text:span></text:p>
          </draw:text-box>
        </draw:frame>
        <draw:frame draw:style-name="gr4" draw:text-style-name="P2" draw:layer="layout" svg:width="3.683cm" svg:height="1.139cm" svg:x="4.556cm" svg:y="9.636cm">
          <draw:text-box>
            <text:p><text:span text:style-name="T1">Fin/Salida</text:span></text:p>
          </draw:text-box>
        </draw:frame>
        <draw:custom-shape draw:style-name="gr1" draw:text-style-name="P3" xml:id="id7" draw:id="id7" draw:layer="layout" svg:width="4.953cm" svg:height="1.674cm" svg:x="12.43cm" svg:y="2.741cm">
          <text:p text:style-name="P1"><text:span text:style-name="T2">Condición</text:span></text:p>
          <text:p text:style-name="P1"><text:span text:style-name="T2">a evalu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1" draw:id="id11" draw:layer="layout" svg:width="0.635cm" svg:height="0.529cm" svg:x="14.969cm" svg:y="7.3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0.889cm" svg:height="0.44cm" svg:x="14.462cm" svg:y="1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3" xml:id="id9" draw:id="id9" draw:layer="layout" svg:width="3.937cm" svg:height="1.321cm" svg:x="15.986cm" svg:y="4.632cm">
          <text:p text:style-name="P1"><text:span text:style-name="T2">Sentencia simple</text:span></text:p>
          <text:p text:style-name="P1"><text:span text:style-name="T2">o compuest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4.906cm" svg:y1="1.948cm" svg:x2="14.907cm" svg:y2="2.741cm" draw:start-shape="id6" draw:start-glue-point="8" draw:end-shape="id7" draw:end-glue-point="4" svg:d="M14906 1948l1 793" svg:viewBox="0 0 2 794">
          <text:p/>
        </draw:connector>
        <draw:frame draw:style-name="gr5" draw:text-style-name="P5" draw:layer="layout" svg:width="2.921cm" svg:height="0.806cm" svg:x="10.017cm" svg:y="2.905cm">
          <draw:text-box>
            <text:p><text:span text:style-name="T2">Verdarero</text:span></text:p>
          </draw:text-box>
        </draw:frame>
        <draw:frame draw:style-name="gr5" draw:text-style-name="P5" draw:layer="layout" svg:width="1.905cm" svg:height="0.806cm" svg:x="17.891cm" svg:y="3.413cm">
          <draw:text-box>
            <text:p><text:span text:style-name="T2">Falso</text:span></text:p>
          </draw:text-box>
        </draw:frame>
        <draw:custom-shape draw:style-name="gr1" draw:text-style-name="P3" xml:id="id8" draw:id="id8" draw:layer="layout" svg:width="4.064cm" svg:height="1.322cm" svg:x="9.636cm" svg:y="4.556cm">
          <text:p text:style-name="P1"><text:span text:style-name="T2">Sentencia simple</text:span></text:p>
          <text:p text:style-name="P1"><text:span text:style-name="T2">o compues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2.43cm" svg:y1="3.578cm" svg:x2="11.668cm" svg:y2="4.556cm" draw:start-shape="id7" draw:start-glue-point="5" draw:end-shape="id8" svg:d="M12430 3578h-762v978" svg:viewBox="0 0 763 979">
          <text:p/>
        </draw:connector>
        <draw:connector draw:style-name="gr6" draw:text-style-name="P4" draw:layer="layout" svg:x1="17.383cm" svg:y1="3.578cm" svg:x2="17.954cm" svg:y2="4.632cm" draw:start-shape="id7" draw:start-glue-point="7" draw:end-shape="id9" svg:d="M17383 3578h571v1054" svg:viewBox="0 0 572 1055">
          <text:p/>
        </draw:connector>
        <draw:custom-shape draw:style-name="gr7" draw:text-style-name="P4" xml:id="id10" draw:id="id10" draw:layer="layout" svg:width="0.508cm" svg:height="0.01cm" svg:x="14.97cm" svg:y="6.5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11.668cm" svg:y1="5.878cm" svg:x2="14.97cm" svg:y2="6.593cm" draw:start-shape="id8" draw:start-glue-point="2" draw:end-shape="id10" draw:end-glue-point="10" svg:d="M11668 5878v715h3302" svg:viewBox="0 0 3303 716">
          <text:p/>
        </draw:connector>
        <draw:connector draw:style-name="gr8" draw:text-style-name="P4" draw:layer="layout" svg:x1="17.954cm" svg:y1="5.953cm" svg:x2="15.478cm" svg:y2="6.593cm" draw:start-shape="id9" draw:start-glue-point="2" draw:end-shape="id10" draw:end-glue-point="6" svg:d="M17954 5953v640h-2476" svg:viewBox="0 0 2477 641">
          <text:p/>
        </draw:connector>
        <draw:connector draw:style-name="gr6" draw:text-style-name="P4" draw:layer="layout" draw:type="line" svg:x1="15.225cm" svg:y1="6.598cm" svg:x2="15.288cm" svg:y2="7.35cm" draw:start-shape="id10" draw:start-glue-point="8" draw:end-shape="id11" draw:end-glue-point="4" svg:d="M15225 6598l63 752" svg:viewBox="0 0 64 753">
          <text:p/>
        </draw:connector>
        <draw:frame draw:style-name="gr9" draw:text-style-name="P5" draw:layer="layout" svg:width="3.683cm" svg:height="0.806cm" svg:x="14.97cm" svg:y="1.762cm">
          <draw:text-box>
            <text:p><text:span text:style-name="T2">Inicio/Entrada</text:span></text:p>
          </draw:text-box>
        </draw:frame>
        <draw:frame draw:style-name="gr10" draw:text-style-name="P5" draw:layer="layout" svg:width="4.242cm" svg:height="0.806cm" svg:x="15.681cm" svg:y="7.223cm">
          <draw:text-box>
            <text:p><text:span text:style-name="T2">Fin/Salida</text:span></text:p>
          </draw:text-box>
        </draw:frame>
        <draw:custom-shape draw:style-name="gr1" draw:text-style-name="P3" xml:id="id13" draw:id="id13" draw:layer="layout" svg:width="5.969cm" svg:height="1.674cm" svg:x="5.699cm" svg:y="12.901cm">
          <text:p text:style-name="P1"><text:span text:style-name="T2">Condición a</text:span></text:p>
          <text:p text:style-name="P1"><text:span text:style-name="T2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2" draw:id="id12" draw:layer="layout" svg:width="0.889cm" svg:height="0.44cm" svg:x="8.239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4" draw:layer="layout" draw:type="line" svg:x1="8.683cm" svg:y1="12.108cm" svg:x2="8.684cm" svg:y2="12.901cm" draw:start-shape="id12" draw:start-glue-point="8" draw:end-shape="id13" draw:end-glue-point="4" svg:d="M8683 12108l1 793" svg:viewBox="0 0 2 794">
          <text:p/>
        </draw:connector>
        <draw:frame draw:style-name="gr11" draw:text-style-name="P6" draw:layer="layout" svg:width="2.921cm" svg:height="0.806cm" svg:x="3.286cm" svg:y="13.065cm">
          <draw:text-box>
            <text:p><text:span text:style-name="T2">Verdarero</text:span></text:p>
          </draw:text-box>
        </draw:frame>
        <draw:frame draw:style-name="gr11" draw:text-style-name="P5" draw:layer="layout" svg:width="2.921cm" svg:height="0.806cm" svg:x="11.795cm" svg:y="13.065cm">
          <draw:text-box>
            <text:p><text:span text:style-name="T2">Falso</text:span></text:p>
          </draw:text-box>
        </draw:frame>
        <draw:custom-shape draw:style-name="gr1" draw:text-style-name="P3" xml:id="id14" draw:id="id14" draw:layer="layout" svg:width="3.937cm" svg:height="1.322cm" svg:x="2.651cm" svg:y="14.75cm">
          <text:p text:style-name="P1"><text:span text:style-name="T2">Sentencia simple</text:span></text:p>
          <text:p text:style-name="P1"><text:span text:style-name="T2">o compues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5.699cm" svg:y1="13.738cm" svg:x2="4.619cm" svg:y2="14.75cm" draw:start-shape="id13" draw:start-glue-point="5" draw:end-shape="id14" svg:d="M5699 13738h-1080v1012" svg:viewBox="0 0 1081 1013">
          <text:p/>
        </draw:connector>
        <draw:connector draw:style-name="gr6" draw:text-style-name="P4" draw:layer="layout" svg:x1="11.668cm" svg:y1="13.738cm" svg:x2="13.002cm" svg:y2="14.933cm" draw:start-shape="id13" draw:start-glue-point="7" draw:end-shape="id15" draw:end-glue-point="4" svg:d="M11668 13738h1334v1195" svg:viewBox="0 0 1335 1196">
          <text:p/>
        </draw:connector>
        <draw:frame draw:style-name="gr12" draw:text-style-name="P5" draw:layer="layout" svg:width="3.683cm" svg:height="0.806cm" svg:x="9.001cm" svg:y="11.902cm">
          <draw:text-box>
            <text:p><text:span text:style-name="T2">Inicio/Entrada</text:span></text:p>
          </draw:text-box>
        </draw:frame>
        <draw:custom-shape draw:style-name="gr1" draw:text-style-name="P3" xml:id="id15" draw:id="id15" draw:layer="layout" svg:width="5.207cm" svg:height="1.674cm" svg:x="10.398cm" svg:y="14.933cm">
          <text:p text:style-name="P1"><text:span text:style-name="T2">Condición a</text:span></text:p>
          <text:p text:style-name="P1"><text:span text:style-name="T2">Evaluar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8" draw:id="id18" draw:layer="layout" svg:width="0.635cm" svg:height="0.529cm" svg:x="12.931cm" svg:y="19.6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7" draw:id="id17" draw:layer="layout" svg:width="3.937cm" svg:height="1.321cm" svg:x="15.097cm" svg:y="16.849cm">
          <text:p text:style-name="P1"><text:span text:style-name="T2">Sentencia simple</text:span></text:p>
          <text:p text:style-name="P1"><text:span text:style-name="T2">o compuesta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2.921cm" svg:height="0.806cm" svg:x="7.985cm" svg:y="15.097cm">
          <draw:text-box>
            <text:p><text:span text:style-name="T2">Verdarero</text:span></text:p>
          </draw:text-box>
        </draw:frame>
        <draw:frame draw:style-name="gr11" draw:text-style-name="P5" draw:layer="layout" svg:width="2.159cm" svg:height="0.806cm" svg:x="15.605cm" svg:y="15.097cm">
          <draw:text-box>
            <text:p><text:span text:style-name="T2">Falso</text:span></text:p>
          </draw:text-box>
        </draw:frame>
        <draw:custom-shape draw:style-name="gr1" draw:text-style-name="P3" xml:id="id16" draw:id="id16" draw:layer="layout" svg:width="3.937cm" svg:height="1.322cm" svg:x="7.477cm" svg:y="16.748cm">
          <text:p text:style-name="P1"><text:span text:style-name="T2">Sentencia simple</text:span></text:p>
          <text:p text:style-name="P1"><text:span text:style-name="T2">o compuest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0.398cm" svg:y1="15.77cm" svg:x2="9.445cm" svg:y2="16.748cm" draw:start-shape="id15" draw:start-glue-point="5" draw:end-shape="id16" svg:d="M10398 15770h-953v978" svg:viewBox="0 0 954 979">
          <text:p/>
        </draw:connector>
        <draw:connector draw:style-name="gr6" draw:text-style-name="P4" draw:layer="layout" svg:x1="15.605cm" svg:y1="15.77cm" svg:x2="17.065cm" svg:y2="16.849cm" draw:start-shape="id15" draw:start-glue-point="7" draw:end-shape="id17" svg:d="M15605 15770h1460v1079" svg:viewBox="0 0 1461 1080">
          <text:p/>
        </draw:connector>
        <draw:frame draw:style-name="gr13" draw:text-style-name="P5" draw:layer="layout" svg:width="4.242cm" svg:height="0.889cm" svg:x="13.573cm" svg:y="19.542cm">
          <draw:text-box>
            <text:p><text:span text:style-name="T2">Fin/Salida</text:span></text:p>
          </draw:text-box>
        </draw:frame>
        <draw:connector draw:style-name="gr6" draw:text-style-name="P1" draw:layer="layout" draw:line-skew="-0.223cm" svg:x1="9.445cm" svg:y1="18.07cm" svg:x2="13.25cm" svg:y2="19.648cm" draw:start-shape="id16" draw:start-glue-point="2" draw:end-shape="id18" draw:end-glue-point="4" svg:d="M9445 18070v566h3805v1012" svg:viewBox="0 0 3806 1579">
          <text:p/>
        </draw:connector>
        <draw:connector draw:style-name="gr6" draw:text-style-name="P1" draw:layer="layout" draw:type="curve" svg:x1="4.619cm" svg:y1="16.072cm" svg:x2="12.932cm" svg:y2="19.913cm" draw:start-shape="id14" draw:start-glue-point="2" draw:end-shape="id18" draw:end-glue-point="10" svg:d="M4619 16072c0 2561 2771 3841 8313 3841" svg:viewBox="0 0 8314 3842">
          <text:p/>
        </draw:connector>
        <draw:connector draw:style-name="gr6" draw:text-style-name="P1" draw:layer="layout" draw:type="curve" svg:x1="17.065cm" svg:y1="18.17cm" svg:x2="13.475cm" svg:y2="19.725cm" draw:start-shape="id17" draw:start-glue-point="2" draw:end-shape="id18" draw:end-glue-point="5" svg:d="M17065 18170c0 1108-3590 331-3590 1555" svg:viewBox="0 0 3591 1556">
          <text:p/>
        </draw:connector>
      </draw:page>
      <draw:page draw:name="page2" draw:style-name="dp1" draw:master-page-name="Default">
        <draw:custom-shape draw:style-name="gr1" draw:text-style-name="P3" xml:id="id20" draw:id="id20" draw:layer="layout" svg:width="5.969cm" svg:height="1.674cm" svg:x="2.27cm" svg:y="12.393cm">
          <text:p text:style-name="P1"><text:span text:style-name="T2">Condición a</text:span></text:p>
          <text:p text:style-name="P1"><text:span text:style-name="T2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9" draw:id="id19" draw:layer="layout" svg:width="0.889cm" svg:height="0.44cm" svg:x="4.81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4" draw:layer="layout" draw:type="line" svg:x1="5.254cm" svg:y1="11.6cm" svg:x2="5.255cm" svg:y2="12.393cm" draw:start-shape="id19" draw:start-glue-point="8" draw:end-shape="id20" draw:end-glue-point="4" svg:d="M5254 11600l1 793" svg:viewBox="0 0 2 794">
          <text:p/>
        </draw:connector>
        <draw:frame draw:style-name="gr11" draw:text-style-name="P6" draw:layer="layout" svg:width="2.921cm" svg:height="0.806cm" svg:x="7.477cm" svg:y="12.386cm">
          <draw:text-box>
            <text:p><text:span text:style-name="T2">Verdarero</text:span></text:p>
          </draw:text-box>
        </draw:frame>
        <draw:frame draw:style-name="gr11" draw:text-style-name="P5" draw:layer="layout" svg:width="2.921cm" svg:height="0.806cm" svg:x="3.54cm" svg:y="14.037cm">
          <draw:text-box>
            <text:p><text:span text:style-name="T2">Falso</text:span></text:p>
          </draw:text-box>
        </draw:frame>
        <draw:custom-shape draw:style-name="gr1" draw:text-style-name="P3" xml:id="id22" draw:id="id22" draw:layer="layout" svg:width="4.445cm" svg:height="1.322cm" svg:x="10.144cm" svg:y="12.557cm">
          <text:p text:style-name="P1"><text:span text:style-name="T2">Sentencia simple</text:span></text:p>
          <text:p text:style-name="P1"><text:span text:style-name="T2">o compues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3.683cm" svg:height="0.806cm" svg:x="5.572cm" svg:y="11.394cm">
          <draw:text-box>
            <text:p><text:span text:style-name="T2">Inicio/Entrada</text:span></text:p>
          </draw:text-box>
        </draw:frame>
        <draw:custom-shape draw:style-name="gr1" draw:text-style-name="P3" xml:id="id21" draw:id="id21" draw:layer="layout" svg:width="5.969cm" svg:height="1.674cm" svg:x="2.27cm" svg:y="15.074cm">
          <text:p text:style-name="P1"><text:span text:style-name="T2">Condición a</text:span></text:p>
          <text:p text:style-name="P1"><text:span text:style-name="T2">Evaluar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5" draw:id="id25" draw:layer="layout" svg:width="0.635cm" svg:height="0.529cm" svg:x="15.856cm" svg:y="18.2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4" draw:id="id24" draw:layer="layout" svg:width="4.445cm" svg:height="1.321cm" svg:x="3.032cm" svg:y="17.84cm">
          <text:p text:style-name="P1"><text:span text:style-name="T2">Sentencia simple</text:span></text:p>
          <text:p text:style-name="P1"><text:span text:style-name="T2">o compuesta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3" draw:id="id23" draw:layer="layout" svg:width="4.445cm" svg:height="1.322cm" svg:x="10.017cm" svg:y="15.224cm">
          <text:p text:style-name="P1"><text:span text:style-name="T2">Sentencia simple</text:span></text:p>
          <text:p text:style-name="P1"><text:span text:style-name="T2">o compuest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.718cm" svg:height="0.806cm" svg:x="13.141cm" svg:y="17.764cm">
          <draw:text-box>
            <text:p><text:span text:style-name="T2">Fin/Salida</text:span></text:p>
          </draw:text-box>
        </draw:frame>
        <draw:connector draw:style-name="gr6" draw:text-style-name="P1" draw:layer="layout" draw:type="curve" svg:x1="5.255cm" svg:y1="14.067cm" svg:x2="5.255cm" svg:y2="15.074cm" draw:start-shape="id20" draw:start-glue-point="6" draw:end-shape="id21" draw:end-glue-point="4" svg:d="M5255 14067v1007" svg:viewBox="0 0 1 1008">
          <text:p/>
        </draw:connector>
        <draw:connector draw:style-name="gr6" draw:text-style-name="P1" draw:layer="layout" draw:type="line" svg:x1="8.239cm" svg:y1="13.23cm" svg:x2="10.144cm" svg:y2="13.218cm" draw:start-shape="id20" draw:start-glue-point="7" draw:end-shape="id22" draw:end-glue-point="3" svg:d="M8239 13230l1905-12" svg:viewBox="0 0 1906 13">
          <text:p/>
        </draw:connector>
        <draw:connector draw:style-name="gr6" draw:text-style-name="P1" draw:layer="layout" draw:type="line" svg:x1="8.239cm" svg:y1="15.911cm" svg:x2="10.017cm" svg:y2="15.885cm" draw:start-shape="id21" draw:start-glue-point="7" draw:end-shape="id23" draw:end-glue-point="3" svg:d="M8239 15911l1778-26" svg:viewBox="0 0 1779 27">
          <text:p/>
        </draw:connector>
        <draw:frame draw:style-name="gr11" draw:text-style-name="P6" draw:layer="layout" svg:width="2.921cm" svg:height="0.806cm" svg:x="7.477cm" svg:y="14.97cm">
          <draw:text-box>
            <text:p><text:span text:style-name="T2">Verdarero</text:span></text:p>
          </draw:text-box>
        </draw:frame>
        <draw:connector draw:style-name="gr6" draw:text-style-name="P1" draw:layer="layout" draw:type="line" svg:x1="5.255cm" svg:y1="16.748cm" svg:x2="5.254cm" svg:y2="17.84cm" draw:start-shape="id21" draw:start-glue-point="6" draw:end-shape="id24" draw:end-glue-point="0" svg:d="M5255 16748l-1 1092" svg:viewBox="0 0 2 1093">
          <text:p/>
        </draw:connector>
        <draw:frame draw:style-name="gr11" draw:text-style-name="P5" draw:layer="layout" svg:width="2.921cm" svg:height="0.806cm" svg:x="3.54cm" svg:y="16.748cm">
          <draw:text-box>
            <text:p><text:span text:style-name="T2">Falso</text:span></text:p>
          </draw:text-box>
        </draw:frame>
        <draw:connector draw:style-name="gr6" draw:text-style-name="P1" draw:layer="layout" draw:type="line" svg:x1="7.477cm" svg:y1="18.5cm" svg:x2="15.857cm" svg:y2="18.56cm" draw:start-shape="id24" draw:start-glue-point="1" draw:end-shape="id25" draw:end-glue-point="10" svg:d="M7477 18500l8380 60" svg:viewBox="0 0 8381 61">
          <text:p/>
        </draw:connector>
        <draw:connector draw:style-name="gr6" draw:text-style-name="P1" draw:layer="layout" svg:x1="14.589cm" svg:y1="13.218cm" svg:x2="16.175cm" svg:y2="18.295cm" draw:start-shape="id22" draw:start-glue-point="1" draw:end-shape="id25" draw:end-glue-point="4" svg:d="M14589 13218h1586v5077" svg:viewBox="0 0 1587 5078">
          <text:p/>
        </draw:connector>
        <draw:connector draw:style-name="gr6" draw:text-style-name="P1" draw:layer="layout" draw:type="line" svg:x1="14.462cm" svg:y1="15.885cm" svg:x2="15.951cm" svg:y2="18.372cm" draw:start-shape="id23" draw:start-glue-point="1" draw:end-shape="id25" draw:end-glue-point="11" svg:d="M14462 15885l1489 2487" svg:viewBox="0 0 1490 2488">
          <text:p/>
        </draw:connector>
      </draw:page>
      <draw:page draw:name="page3" draw:style-name="dp1" draw:master-page-name="Default">
        <draw:custom-shape draw:style-name="gr1" draw:text-style-name="P3" xml:id="id27" draw:id="id27" draw:layer="layout" svg:width="5.969cm" svg:height="1.674cm" svg:x="2.651cm" svg:y="2.36cm">
          <text:p text:style-name="P1"><text:span text:style-name="T2">Condición a</text:span></text:p>
          <text:p text:style-name="P1"><text:span text:style-name="T2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6" draw:id="id26" draw:layer="layout" svg:width="0.889cm" svg:height="0.44cm" svg:x="5.191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4" draw:layer="layout" draw:type="line" svg:x1="5.635cm" svg:y1="1.567cm" svg:x2="5.636cm" svg:y2="2.36cm" draw:start-shape="id26" draw:start-glue-point="8" draw:end-shape="id27" draw:end-glue-point="4" svg:d="M5635 1567l1 793" svg:viewBox="0 0 2 794">
          <text:p/>
        </draw:connector>
        <draw:frame draw:style-name="gr11" draw:text-style-name="P6" draw:layer="layout" svg:width="2.921cm" svg:height="0.806cm" svg:x="3.159cm" svg:y="4.047cm">
          <draw:text-box>
            <text:p><text:span text:style-name="T2">Verdarero</text:span></text:p>
          </draw:text-box>
        </draw:frame>
        <draw:frame draw:style-name="gr12" draw:text-style-name="P5" draw:layer="layout" svg:width="3.683cm" svg:height="0.806cm" svg:x="5.953cm" svg:y="1.361cm">
          <draw:text-box>
            <text:p><text:span text:style-name="T2">Inicio/Entrada</text:span></text:p>
          </draw:text-box>
        </draw:frame>
        <draw:custom-shape draw:style-name="gr1" draw:text-style-name="P3" xml:id="id28" draw:id="id28" draw:layer="layout" svg:width="4.445cm" svg:height="1.321cm" svg:x="3.413cm" svg:y="5.317cm">
          <text:p text:style-name="P1"><text:span text:style-name="T2">Sentencia simple</text:span></text:p>
          <text:p text:style-name="P1"><text:span text:style-name="T2">o compue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.718cm" svg:height="0.806cm" svg:x="5.064cm" svg:y="7.878cm">
          <draw:text-box>
            <text:p><text:span text:style-name="T2">Fin/Salida</text:span></text:p>
          </draw:text-box>
        </draw:frame>
        <draw:connector draw:style-name="gr6" draw:text-style-name="P1" draw:layer="layout" draw:type="line" svg:x1="5.636cm" svg:y1="4.034cm" svg:x2="5.635cm" svg:y2="5.317cm" draw:start-shape="id27" draw:start-glue-point="6" draw:end-shape="id28" draw:end-glue-point="0" svg:d="M5636 4034l-1 1283" svg:viewBox="0 0 2 1284">
          <text:p/>
        </draw:connector>
        <draw:frame draw:style-name="gr11" draw:text-style-name="P5" draw:layer="layout" svg:width="1.778cm" svg:height="0.806cm" svg:x="1.254cm" svg:y="2.523cm">
          <draw:text-box>
            <text:p><text:span text:style-name="T2">Falso</text:span></text:p>
          </draw:text-box>
        </draw:frame>
        <draw:custom-shape draw:style-name="gr2" draw:text-style-name="P4" xml:id="id29" draw:id="id29" draw:layer="layout" svg:width="0.635cm" svg:height="0.529cm" svg:x="5.571cm" svg:y="7.47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.651cm" svg:y1="3.197cm" svg:x2="5.572cm" svg:y2="7.741cm" draw:start-shape="id27" draw:start-glue-point="5" draw:end-shape="id29" draw:end-glue-point="10" svg:d="M2651 3197h-502v4544h3423" svg:viewBox="0 0 3424 4545">
          <text:p/>
        </draw:connector>
        <draw:connector draw:style-name="gr6" draw:text-style-name="P1" draw:layer="layout" draw:line-skew="0cm 0.388cm" svg:x1="5.635cm" svg:y1="6.638cm" svg:x2="8.62cm" svg:y2="3.197cm" draw:start-shape="id28" draw:start-glue-point="2" draw:end-shape="id27" draw:end-glue-point="7" svg:d="M5635 6638v501h3874v-3942h-889" svg:viewBox="0 0 3875 3943">
          <text:p/>
        </draw:connector>
        <draw:custom-shape draw:style-name="gr1" draw:text-style-name="P3" xml:id="id31" draw:id="id31" draw:layer="layout" svg:width="5.969cm" svg:height="1.674cm" svg:x="12.176cm" svg:y="5.422cm">
          <text:p text:style-name="P1"><text:span text:style-name="T2">Condición a</text:span></text:p>
          <text:p text:style-name="P1"><text:span text:style-name="T2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3" draw:id="id33" draw:layer="layout" svg:width="0.889cm" svg:height="0.44cm" svg:x="14.716cm" svg:y="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4" draw:layer="layout" draw:type="line" svg:x1="15.16cm" svg:y1="4.607cm" svg:x2="15.161cm" svg:y2="5.422cm" draw:start-shape="id30" draw:start-glue-point="2" draw:end-shape="id31" draw:end-glue-point="4" svg:d="M15160 4607l1 815" svg:viewBox="0 0 2 816">
          <text:p/>
        </draw:connector>
        <draw:frame draw:style-name="gr11" draw:text-style-name="P6" draw:layer="layout" svg:width="2.921cm" svg:height="0.806cm" svg:x="16.24cm" svg:y="5.274cm">
          <draw:text-box>
            <text:p><text:span text:style-name="T2">Verdarero</text:span></text:p>
          </draw:text-box>
        </draw:frame>
        <draw:frame draw:style-name="gr12" draw:text-style-name="P5" draw:layer="layout" svg:width="3.683cm" svg:height="0.806cm" svg:x="15.224cm" svg:y="1.337cm">
          <draw:text-box>
            <text:p><text:span text:style-name="T2">Inicio/Entrada</text:span></text:p>
          </draw:text-box>
        </draw:frame>
        <draw:frame draw:style-name="gr12" draw:text-style-name="P5" draw:layer="layout" svg:width="2.718cm" svg:height="0.806cm" svg:x="15.427cm" svg:y="7.858cm">
          <draw:text-box>
            <text:p><text:span text:style-name="T2">Fin/Salida</text:span></text:p>
          </draw:text-box>
        </draw:frame>
        <draw:frame draw:style-name="gr11" draw:text-style-name="P5" draw:layer="layout" svg:width="1.778cm" svg:height="0.806cm" svg:x="15.097cm" svg:y="6.969cm">
          <draw:text-box>
            <text:p><text:span text:style-name="T2">Falso</text:span></text:p>
          </draw:text-box>
        </draw:frame>
        <draw:custom-shape draw:style-name="gr2" draw:text-style-name="P4" xml:id="id32" draw:id="id32" draw:layer="layout" svg:width="0.635cm" svg:height="0.529cm" svg:x="14.842cm" svg:y="8.09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0" draw:id="id30" draw:layer="layout" svg:width="4.445cm" svg:height="1.321cm" svg:x="12.938cm" svg:y="3.286cm">
          <text:p text:style-name="P1"><text:span text:style-name="T2">Sentencia simple</text:span></text:p>
          <text:p text:style-name="P1"><text:span text:style-name="T2">o compue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5.161cm" svg:y1="7.096cm" svg:x2="15.161cm" svg:y2="8.091cm" draw:start-shape="id31" draw:start-glue-point="6" draw:end-shape="id32" draw:end-glue-point="4" svg:d="M15161 7096v995" svg:viewBox="0 0 1 996">
          <text:p/>
        </draw:connector>
        <draw:connector draw:style-name="gr6" draw:text-style-name="P1" xml:id="id34" draw:id="id34" draw:layer="layout" draw:type="line" svg:x1="15.16cm" svg:y1="1.63cm" svg:x2="15.16cm" svg:y2="3.286cm" draw:start-shape="id33" draw:start-glue-point="8" draw:end-shape="id30" draw:end-glue-point="0" svg:d="M15160 1630v1656" svg:viewBox="0 0 1 1657">
          <text:p/>
        </draw:connector>
        <draw:connector draw:style-name="gr6" draw:text-style-name="P1" draw:layer="layout" svg:x1="18.145cm" svg:y1="6.259cm" svg:x2="15.16cm" svg:y2="2.458cm" draw:start-shape="id31" draw:start-glue-point="7" draw:end-shape="id34" draw:end-glue-point="0" svg:d="M18145 6259h501v-3801h-3486" svg:viewBox="0 0 3487 3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134cm" fo:margin-left="1cm" fo:margin-right="1.23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3:25:30.860884557</meta:creation-date>
    <dc:date>2014-10-18T23:30:30.848224605</dc:date>
    <meta:editing-duration>PT14H7M6S</meta:editing-duration>
    <meta:editing-cycles>20</meta:editing-cycles>
    <meta:generator>LibreOffice/4.2.6.3$Linux_X86_64 LibreOffice_project/420$Build-3</meta:generator>
    <meta:document-statistic meta:object-count="94"/>
  </office:meta>
</office:document-meta>
</file>